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-0" style:family="table">
      <style:table-properties style:width="6.6931in" table:align="margins"/>
    </style:style>
    <style:style style:name="TABLE-0.A" style:family="table-column">
      <style:table-column-properties style:column-width="1.1153in" style:rel-column-width="10922*"/>
    </style:style>
    <style:style style:name="TABLE-0.F" style:family="table-column">
      <style:table-column-properties style:column-width="1.116in" style:rel-column-width="10925*"/>
    </style:style>
    <style:style style:name="TABLE-1" style:family="table">
      <style:table-properties style:width="6.6931in" table:align="margins"/>
    </style:style>
    <style:style style:name="TABLE-1.A" style:family="table-column">
      <style:table-column-properties style:column-width="1.1153in" style:rel-column-width="10922*"/>
    </style:style>
    <style:style style:name="TABLE-1.F" style:family="table-column">
      <style:table-column-properties style:column-width="1.116in" style:rel-column-width="10925*"/>
    </style:style>
    <style:style style:name="TABLE-2" style:family="table">
      <style:table-properties style:width="6.6931in" table:align="margins"/>
    </style:style>
    <style:style style:name="TABLE-2.A" style:family="table-column">
      <style:table-column-properties style:column-width="1.1153in" style:rel-column-width="10922*"/>
    </style:style>
    <style:style style:name="TABLE-2.F" style:family="table-column">
      <style:table-column-properties style:column-width="1.116in" style:rel-column-width="10925*"/>
    </style:style>
    <style:style style:name="TABLE-3" style:family="table">
      <style:table-properties style:width="6.6931in" table:align="margins"/>
    </style:style>
    <style:style style:name="TABLE-3.A" style:family="table-column">
      <style:table-column-properties style:column-width="1.1153in" style:rel-column-width="10922*"/>
    </style:style>
    <style:style style:name="TABLE-3.F" style:family="table-column">
      <style:table-column-properties style:column-width="1.116in" style:rel-column-width="10925*"/>
    </style:style>
    <style:style style:name="TABLE-4" style:family="table">
      <style:table-properties style:width="6.6931in" table:align="margins"/>
    </style:style>
    <style:style style:name="TABLE-4.A" style:family="table-column">
      <style:table-column-properties style:column-width="1.3382in" style:rel-column-width="13106*"/>
    </style:style>
    <style:style style:name="TABLE-4.E" style:family="table-column">
      <style:table-column-properties style:column-width="1.3389in" style:rel-column-width="13111*"/>
    </style:style>
    <style:style style:name="TABLE-5" style:family="table">
      <style:table-properties style:width="6.6931in" table:align="margins"/>
    </style:style>
    <style:style style:name="TABLE-5.A" style:family="table-column">
      <style:table-column-properties style:column-width="1.1153in" style:rel-column-width="10922*"/>
    </style:style>
    <style:style style:name="TABLE-5.F" style:family="table-column">
      <style:table-column-properties style:column-width="1.116in" style:rel-column-width="10925*"/>
    </style:style>
    <style:style style:name="TABLE-6" style:family="table">
      <style:table-properties style:width="6.6931in" table:align="margins"/>
    </style:style>
    <style:style style:name="TABLE-6.A" style:family="table-column">
      <style:table-column-properties style:column-width="1.1153in" style:rel-column-width="10922*"/>
    </style:style>
    <style:style style:name="TABLE-6.F" style:family="table-column">
      <style:table-column-properties style:column-width="1.116in" style:rel-column-width="10925*"/>
    </style:style>
    <style:style style:name="TABLE-7" style:family="table">
      <style:table-properties style:width="6.6931in" table:align="margins"/>
    </style:style>
    <style:style style:name="TABLE-7.A" style:family="table-column">
      <style:table-column-properties style:column-width="1.1153in" style:rel-column-width="10922*"/>
    </style:style>
    <style:style style:name="TABLE-7.F" style:family="table-column">
      <style:table-column-properties style:column-width="1.116in" style:rel-column-width="10925*"/>
    </style:style>
    <style:style style:name="TABLE-8" style:family="table">
      <style:table-properties style:width="6.6931in" table:align="margins"/>
    </style:style>
    <style:style style:name="TABLE-8.A" style:family="table-column">
      <style:table-column-properties style:column-width="1.1153in" style:rel-column-width="10922*"/>
    </style:style>
    <style:style style:name="TABLE-8.F" style:family="table-column">
      <style:table-column-properties style:column-width="1.116in" style:rel-column-width="10925*"/>
    </style:style>
    <style:style style:name="TABLE-9" style:family="table">
      <style:table-properties style:width="6.6931in" table:align="margins"/>
    </style:style>
    <style:style style:name="TABLE-9.A" style:family="table-column">
      <style:table-column-properties style:column-width="1.1153in" style:rel-column-width="10922*"/>
    </style:style>
    <style:style style:name="TABLE-9.F" style:family="table-column">
      <style:table-column-properties style:column-width="1.116in" style:rel-column-width="10925*"/>
    </style:style>
    <style:style style:name="TABLE-10" style:family="table">
      <style:table-properties style:width="6.6931in" table:align="margins"/>
    </style:style>
    <style:style style:name="TABLE-10.A" style:family="table-column">
      <style:table-column-properties style:column-width="1.1153in" style:rel-column-width="10922*"/>
    </style:style>
    <style:style style:name="TABLE-10.F" style:family="table-column">
      <style:table-column-properties style:column-width="1.116in" style:rel-column-width="10925*"/>
    </style:style>
    <style:style style:name="TABLE-11" style:family="table">
      <style:table-properties style:width="6.6931in" table:align="margins"/>
    </style:style>
    <style:style style:name="TABLE-11.A" style:family="table-column">
      <style:table-column-properties style:column-width="1.1153in" style:rel-column-width="10922*"/>
    </style:style>
    <style:style style:name="TABLE-11.F" style:family="table-column">
      <style:table-column-properties style:column-width="1.116in" style:rel-column-width="10925*"/>
    </style:style>
    <style:style style:name="TABLE-12" style:family="table">
      <style:table-properties style:width="6.6931in" table:align="margins"/>
    </style:style>
    <style:style style:name="TABLE-12.A" style:family="table-column">
      <style:table-column-properties style:column-width="1.1153in" style:rel-column-width="10922*"/>
    </style:style>
    <style:style style:name="TABLE-12.F" style:family="table-column">
      <style:table-column-properties style:column-width="1.116in" style:rel-column-width="10925*"/>
    </style:style>
    <style:style style:name="TABLE-13" style:family="table">
      <style:table-properties style:width="6.6931in" table:align="margins"/>
    </style:style>
    <style:style style:name="TABLE-13.A" style:family="table-column">
      <style:table-column-properties style:column-width="1.1153in" style:rel-column-width="10922*"/>
    </style:style>
    <style:style style:name="TABLE-13.F" style:family="table-column">
      <style:table-column-properties style:column-width="1.116in" style:rel-column-width="10925*"/>
    </style:style>
    <style:style style:name="TABLE-14" style:family="table">
      <style:table-properties style:width="6.6931in" table:align="margins"/>
    </style:style>
    <style:style style:name="TABLE-14.A" style:family="table-column">
      <style:table-column-properties style:column-width="1.1153in" style:rel-column-width="10922*"/>
    </style:style>
    <style:style style:name="TABLE-14.F" style:family="table-column">
      <style:table-column-properties style:column-width="1.116in" style:rel-column-width="10925*"/>
    </style:style>
    <style:style style:name="TABLE-15" style:family="table">
      <style:table-properties style:width="6.6931in" table:align="margins"/>
    </style:style>
    <style:style style:name="TABLE-15.A" style:family="table-column">
      <style:table-column-properties style:column-width="1.1153in" style:rel-column-width="10922*"/>
    </style:style>
    <style:style style:name="TABLE-15.F" style:family="table-column">
      <style:table-column-properties style:column-width="1.116in" style:rel-column-width="10925*"/>
    </style:style>
    <style:style style:name="TABLE-16" style:family="table">
      <style:table-properties style:width="6.6931in" table:align="margins"/>
    </style:style>
    <style:style style:name="TABLE-16.A" style:family="table-column">
      <style:table-column-properties style:column-width="1.1153in" style:rel-column-width="10922*"/>
    </style:style>
    <style:style style:name="TABLE-16.F" style:family="table-column">
      <style:table-column-properties style:column-width="1.116in" style:rel-column-width="10925*"/>
    </style:style>
    <style:style style:name="TABLE-17" style:family="table">
      <style:table-properties style:width="6.6931in" table:align="margins"/>
    </style:style>
    <style:style style:name="TABLE-17.A" style:family="table-column">
      <style:table-column-properties style:column-width="1.1153in" style:rel-column-width="10922*"/>
    </style:style>
    <style:style style:name="TABLE-17.F" style:family="table-column">
      <style:table-column-properties style:column-width="1.116in" style:rel-column-width="10925*"/>
    </style:style>
    <style:style style:name="TABLE-18" style:family="table">
      <style:table-properties style:width="6.6931in" table:align="margins"/>
    </style:style>
    <style:style style:name="TABLE-18.A" style:family="table-column">
      <style:table-column-properties style:column-width="1.1153in" style:rel-column-width="10922*"/>
    </style:style>
    <style:style style:name="TABLE-18.F" style:family="table-column">
      <style:table-column-properties style:column-width="1.116in" style:rel-column-width="10925*"/>
    </style:style>
    <style:style style:name="TABLE-19" style:family="table">
      <style:table-properties style:width="6.6931in" table:align="margins"/>
    </style:style>
    <style:style style:name="TABLE-19.A" style:family="table-column">
      <style:table-column-properties style:column-width="1.1153in" style:rel-column-width="10922*"/>
    </style:style>
    <style:style style:name="TABLE-19.F" style:family="table-column">
      <style:table-column-properties style:column-width="1.116in" style:rel-column-width="10925*"/>
    </style:style>
    <style:style style:name="TABLE-20" style:family="table">
      <style:table-properties style:width="6.6931in" table:align="margins"/>
    </style:style>
    <style:style style:name="TABLE-20.A" style:family="table-column">
      <style:table-column-properties style:column-width="1.1153in" style:rel-column-width="10922*"/>
    </style:style>
    <style:style style:name="TABLE-20.F" style:family="table-column">
      <style:table-column-properties style:column-width="1.116in" style:rel-column-width="10925*"/>
    </style:style>
    <style:style style:name="TABLE-21" style:family="table">
      <style:table-properties style:width="6.6931in" table:align="margins"/>
    </style:style>
    <style:style style:name="TABLE-21.A" style:family="table-column">
      <style:table-column-properties style:column-width="1.1153in" style:rel-column-width="10922*"/>
    </style:style>
    <style:style style:name="TABLE-21.F" style:family="table-column">
      <style:table-column-properties style:column-width="1.116in" style:rel-column-width="10925*"/>
    </style:style>
    <style:style style:name="TABLE-22" style:family="table">
      <style:table-properties style:width="6.6931in" table:align="margins"/>
    </style:style>
    <style:style style:name="TABLE-22.A" style:family="table-column">
      <style:table-column-properties style:column-width="1.1153in" style:rel-column-width="10922*"/>
    </style:style>
    <style:style style:name="TABLE-22.F" style:family="table-column">
      <style:table-column-properties style:column-width="1.116in" style:rel-column-width="10925*"/>
    </style:style>
    <style:style style:name="TABLE-23" style:family="table">
      <style:table-properties style:width="6.6931in" table:align="margins"/>
    </style:style>
    <style:style style:name="TABLE-23.A" style:family="table-column">
      <style:table-column-properties style:column-width="1.1153in" style:rel-column-width="10922*"/>
    </style:style>
    <style:style style:name="TABLE-23.F" style:family="table-column">
      <style:table-column-properties style:column-width="1.116in" style:rel-column-width="10925*"/>
    </style:style>
    <style:style style:name="TABLE-24" style:family="table">
      <style:table-properties style:width="6.6931in" table:align="margins"/>
    </style:style>
    <style:style style:name="TABLE-24.A" style:family="table-column">
      <style:table-column-properties style:column-width="1.1153in" style:rel-column-width="10922*"/>
    </style:style>
    <style:style style:name="TABLE-24.F" style:family="table-column">
      <style:table-column-properties style:column-width="1.116in" style:rel-column-width="10925*"/>
    </style:style>
    <style:style style:name="TABLE-25" style:family="table">
      <style:table-properties style:width="6.6931in" table:align="margins"/>
    </style:style>
    <style:style style:name="TABLE-25.A" style:family="table-column">
      <style:table-column-properties style:column-width="1.1153in" style:rel-column-width="10922*"/>
    </style:style>
    <style:style style:name="TABLE-25.F" style:family="table-column">
      <style:table-column-properties style:column-width="1.116in" style:rel-column-width="10925*"/>
    </style:style>
    <style:style style:name="TABLE-26" style:family="table">
      <style:table-properties style:width="6.6931in" table:align="margins"/>
    </style:style>
    <style:style style:name="TABLE-26.A" style:family="table-column">
      <style:table-column-properties style:column-width="1.1153in" style:rel-column-width="10922*"/>
    </style:style>
    <style:style style:name="TABLE-26.F" style:family="table-column">
      <style:table-column-properties style:column-width="1.116in" style:rel-column-width="10925*"/>
    </style:style>
    <style:style style:name="T1" style:family="text">
      <style:text-properties officeooo:rsid="000e34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FREQUENCIES /VARIABLES= Gender Age Occupation Claimant </text:p>
      <text:h text:style-name="Heading_20_2" text:outline-level="2">Gender of the Respondent</text:h>
      <table:table table:name="TABLE-0" table:style-name="TABLE-0">
        <table:table-column table:style-name="TABLE-0.A" table:number-columns-repeated="5"/>
        <table:table-column table:style-name="TABLE-0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2" office:value-type="string">
            <text:p text:style-name="Table_20_Heading">Valid</text:p>
          </table:table-cell>
          <table:table-cell office:value-type="string">
            <text:p text:style-name="Table_20_Heading">Female</text:p>
          </table:table-cell>
          <table:table-cell office:value-type="string">
            <text:p text:style-name="Table_20_Contents">5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</table:table-row>
        <table:table-row>
          <table:covered-table-cell/>
          <table:table-cell office:value-type="string">
            <text:p text:style-name="Table_20_Heading">Male</text:p>
          </table:table-cell>
          <table:table-cell office:value-type="string">
            <text:p text:style-name="Table_20_Contents">5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Age of the respondent</text:h>
      <table:table table:name="TABLE-1" table:style-name="TABLE-1">
        <table:table-column table:style-name="TABLE-1.A" table:number-columns-repeated="5"/>
        <table:table-column table:style-name="TABLE-1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5" office:value-type="string">
            <text:p text:style-name="Table_20_Heading">Valid</text:p>
          </table:table-cell>
          <table:table-cell office:value-type="string">
            <text:p text:style-name="Table_20_Heading">18-24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</table:table-row>
        <table:table-row>
          <table:covered-table-cell/>
          <table:table-cell office:value-type="string">
            <text:p text:style-name="Table_20_Heading">25-34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40.0%</text:p>
          </table:table-cell>
        </table:table-row>
        <table:table-row>
          <table:covered-table-cell/>
          <table:table-cell office:value-type="string">
            <text:p text:style-name="Table_20_Heading">35-44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45-54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80.0%</text:p>
          </table:table-cell>
        </table:table-row>
        <table:table-row>
          <table:covered-table-cell/>
          <table:table-cell office:value-type="string">
            <text:p text:style-name="Table_20_Heading">55+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Occupation of the respondent</text:h>
      <table:table table:name="TABLE-2" table:style-name="TABLE-2">
        <table:table-column table:style-name="TABLE-2.A" table:number-columns-repeated="5"/>
        <table:table-column table:style-name="TABLE-2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3" office:value-type="string">
            <text:p text:style-name="Table_20_Heading">Valid</text:p>
          </table:table-cell>
          <table:table-cell office:value-type="string">
            <text:p text:style-name="Table_20_Heading">Employed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40.0%</text:p>
          </table:table-cell>
        </table:table-row>
        <table:table-row>
          <table:covered-table-cell/>
          <table:table-cell office:value-type="string">
            <text:p text:style-name="Table_20_Heading">Self Employed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Claimant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Relationship to claimant</text:h>
      <table:table table:name="TABLE-3" table:style-name="TABLE-3">
        <table:table-column table:style-name="TABLE-3.A" table:number-columns-repeated="5"/>
        <table:table-column table:style-name="TABLE-3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3" office:value-type="string">
            <text:p text:style-name="Table_20_Heading">Valid</text:p>
          </table:table-cell>
          <table:table-cell office:value-type="string">
            <text:p text:style-name="Table_20_Heading">Self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40.0%</text:p>
          </table:table-cell>
        </table:table-row>
        <table:table-row>
          <table:covered-table-cell/>
          <table:table-cell office:value-type="string">
            <text:p text:style-name="Table_20_Heading">Family member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Friend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>DESCRIPTIVES /VARIABLES= Radio_Awareness TV_Awareness Newspaper_Awareness Employer_Awareness /STATISTICS=MEAN MINIMUM MAXIMUM.</text:p>
      <text:h text:style-name="Heading_20_2" text:outline-level="2">Descriptive Statistics</text:h>
      <table:table table:name="TABLE-4" table:style-name="TABLE-4">
        <table:table-column table:style-name="TABLE-4.A" table:number-columns-repeated="4"/>
        <table:table-column table:style-name="TABLE-4.E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>N</text:p>
            </table:table-cell>
            <table:table-cell office:value-type="string">
              <text:p text:style-name="Table_20_Heading">Mean</text:p>
            </table:table-cell>
            <table:table-cell office:value-type="string">
              <text:p text:style-name="Table_20_Heading">Minimum</text:p>
            </table:table-cell>
            <table:table-cell office:value-type="string">
              <text:p text:style-name="Table_20_Heading">Maximum</text:p>
            </table:table-cell>
          </table:table-row>
        </table:table-header-rows>
        <table:table-row>
          <table:table-cell office:value-type="string">
            <text:p text:style-name="Table_20_Heading">Radio Awareness source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.50</text:p>
          </table:table-cell>
          <table:table-cell office:value-type="string">
            <text:p text:style-name="Table_20_Contents">Yes</text:p>
          </table:table-cell>
          <table:table-cell office:value-type="string">
            <text:p text:style-name="Table_20_Contents">No</text:p>
          </table:table-cell>
        </table:table-row>
        <table:table-row>
          <table:table-cell office:value-type="string">
            <text:p text:style-name="Table_20_Heading">TV Awarene<text:span text:style-name="T1">s</text:span>s source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.40</text:p>
          </table:table-cell>
          <table:table-cell office:value-type="string">
            <text:p text:style-name="Table_20_Contents">Yes</text:p>
          </table:table-cell>
          <table:table-cell office:value-type="string">
            <text:p text:style-name="Table_20_Contents">No</text:p>
          </table:table-cell>
        </table:table-row>
        <table:table-row>
          <table:table-cell office:value-type="string">
            <text:p text:style-name="Table_20_Heading">Newspaper Awareness source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.40</text:p>
          </table:table-cell>
          <table:table-cell office:value-type="string">
            <text:p text:style-name="Table_20_Contents">Yes</text:p>
          </table:table-cell>
          <table:table-cell office:value-type="string">
            <text:p text:style-name="Table_20_Contents">No</text:p>
          </table:table-cell>
        </table:table-row>
        <table:table-row>
          <table:table-cell office:value-type="string">
            <text:p text:style-name="Table_20_Heading">Employer Awareness source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.40</text:p>
          </table:table-cell>
          <table:table-cell office:value-type="string">
            <text:p text:style-name="Table_20_Contents">Yes</text:p>
          </table:table-cell>
          <table:table-cell office:value-type="string">
            <text:p text:style-name="Table_20_Contents">No</text:p>
          </table:table-cell>
        </table:table-row>
        <table:table-row>
          <table:table-cell office:value-type="string">
            <text:p text:style-name="Table_20_Heading">Valid N (listwise)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ext:soft-page-break/>
        <table:table-row>
          <table:table-cell office:value-type="string">
            <text:p text:style-name="Table_20_Heading">Missing N (listwise)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>FREQUENCIES /VARIABLES= Radio_Awareness TV_Awareness Newspaper_Awareness Employer_Awareness /FORMAT=AVALUE TABLE /STATISTICS=MINIMUM MAXIMUM </text:p>
      <text:h text:style-name="Heading_20_2" text:outline-level="2">Statistics</text:h>
      <table:table table:name="TABLE-5" table:style-name="TABLE-5">
        <table:table-column table:style-name="TABLE-5.A" table:number-columns-repeated="5"/>
        <table:table-column table:style-name="TABLE-5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Radio Awareness source</text:p>
            </table:table-cell>
            <table:table-cell office:value-type="string">
              <text:p text:style-name="Table_20_Heading">TV Awarenes source</text:p>
            </table:table-cell>
            <table:table-cell office:value-type="string">
              <text:p text:style-name="Table_20_Heading">Newspaper Awareness source</text:p>
            </table:table-cell>
            <table:table-cell office:value-type="string">
              <text:p text:style-name="Table_20_Heading">Employer Awareness source</text:p>
            </table:table-cell>
          </table:table-row>
        </table:table-header-rows>
        <table:table-row>
          <table:table-cell table:number-rows-spanned="2" office:value-type="string">
            <text:p text:style-name="Table_20_Heading">N</text:p>
          </table:table-cell>
          <table:table-cell office:value-type="string">
            <text:p text:style-name="Table_20_Heading">Valid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10</text:p>
          </table:table-cell>
        </table:table-row>
        <table:table-row>
          <table:covered-table-cell/>
          <table:table-cell office:value-type="string">
            <text:p text:style-name="Table_20_Heading">Missing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</text:p>
          </table:table-cell>
        </table:table-row>
        <table:table-row>
          <table:table-cell table:number-columns-spanned="2" office:value-type="string">
            <text:p text:style-name="Table_20_Heading">Minimum</text:p>
          </table:table-cell>
          <table:covered-table-cell/>
          <table:table-cell office:value-type="string">
            <text:p text:style-name="Table_20_Contents">Yes</text:p>
          </table:table-cell>
          <table:table-cell office:value-type="string">
            <text:p text:style-name="Table_20_Contents">Yes</text:p>
          </table:table-cell>
          <table:table-cell office:value-type="string">
            <text:p text:style-name="Table_20_Contents">Yes</text:p>
          </table:table-cell>
          <table:table-cell office:value-type="string">
            <text:p text:style-name="Table_20_Contents">Yes</text:p>
          </table:table-cell>
        </table:table-row>
        <table:table-row>
          <table:table-cell table:number-columns-spanned="2" office:value-type="string">
            <text:p text:style-name="Table_20_Heading">Maximum</text:p>
          </table:table-cell>
          <table:covered-table-cell/>
          <table:table-cell office:value-type="string">
            <text:p text:style-name="Table_20_Contents">No</text:p>
          </table:table-cell>
          <table:table-cell office:value-type="string">
            <text:p text:style-name="Table_20_Contents">No</text:p>
          </table:table-cell>
          <table:table-cell office:value-type="string">
            <text:p text:style-name="Table_20_Contents">No</text:p>
          </table:table-cell>
          <table:table-cell office:value-type="string">
            <text:p text:style-name="Table_20_Contents">No</text:p>
          </table:table-cell>
        </table:table-row>
      </table:table>
      <text:h text:style-name="Heading_20_2" text:outline-level="2">Radio Awareness source</text:h>
      <table:table table:name="TABLE-6" table:style-name="TABLE-6">
        <table:table-column table:style-name="TABLE-6.A" table:number-columns-repeated="5"/>
        <table:table-column table:style-name="TABLE-6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2" office:value-type="string">
            <text:p text:style-name="Table_20_Heading">Valid</text:p>
          </table:table-cell>
          <table:table-cell office:value-type="string">
            <text:p text:style-name="Table_20_Heading">Yes</text:p>
          </table:table-cell>
          <table:table-cell office:value-type="string">
            <text:p text:style-name="Table_20_Contents">5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</table:table-row>
        <table:table-row>
          <table:covered-table-cell/>
          <table:table-cell office:value-type="string">
            <text:p text:style-name="Table_20_Heading">No</text:p>
          </table:table-cell>
          <table:table-cell office:value-type="string">
            <text:p text:style-name="Table_20_Contents">5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TV Awarenes source</text:h>
      <table:table table:name="TABLE-7" table:style-name="TABLE-7">
        <table:table-column table:style-name="TABLE-7.A" table:number-columns-repeated="5"/>
        <table:table-column table:style-name="TABLE-7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2" office:value-type="string">
            <text:p text:style-name="Table_20_Heading">Valid</text:p>
          </table:table-cell>
          <table:table-cell office:value-type="string">
            <text:p text:style-name="Table_20_Heading">Yes</text:p>
          </table:table-cell>
          <table:table-cell office:value-type="string">
            <text:p text:style-name="Table_20_Contents">6</text:p>
          </table:table-cell>
          <table:table-cell office:value-type="string">
            <text:p text:style-name="Table_20_Contents">60.0%</text:p>
          </table:table-cell>
          <table:table-cell office:value-type="string">
            <text:p text:style-name="Table_20_Contents">6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No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Newspaper Awareness source</text:h>
      <table:table table:name="TABLE-8" table:style-name="TABLE-8">
        <table:table-column table:style-name="TABLE-8.A" table:number-columns-repeated="5"/>
        <table:table-column table:style-name="TABLE-8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2" office:value-type="string">
            <text:p text:style-name="Table_20_Heading">Valid</text:p>
          </table:table-cell>
          <table:table-cell office:value-type="string">
            <text:p text:style-name="Table_20_Heading">Yes</text:p>
          </table:table-cell>
          <table:table-cell office:value-type="string">
            <text:p text:style-name="Table_20_Contents">6</text:p>
          </table:table-cell>
          <table:table-cell office:value-type="string">
            <text:p text:style-name="Table_20_Contents">60.0%</text:p>
          </table:table-cell>
          <table:table-cell office:value-type="string">
            <text:p text:style-name="Table_20_Contents">6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No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Employer Awareness source</text:h>
      <table:table table:name="TABLE-9" table:style-name="TABLE-9">
        <table:table-column table:style-name="TABLE-9.A" table:number-columns-repeated="5"/>
        <table:table-column table:style-name="TABLE-9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2" office:value-type="string">
            <text:p text:style-name="Table_20_Heading">Valid</text:p>
          </table:table-cell>
          <table:table-cell office:value-type="string">
            <text:p text:style-name="Table_20_Heading">Yes</text:p>
          </table:table-cell>
          <table:table-cell office:value-type="string">
            <text:p text:style-name="Table_20_Contents">6</text:p>
          </table:table-cell>
          <table:table-cell office:value-type="string">
            <text:p text:style-name="Table_20_Contents">60.0%</text:p>
          </table:table-cell>
          <table:table-cell office:value-type="string">
            <text:p text:style-name="Table_20_Contents">6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No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>FREQUENCIES /VARIABLES= Age_Retirement_Benefit Survival_Benefit Invalidity_Benefit Funeral_Grant </text:p>
      <text:h text:style-name="Heading_20_2" text:outline-level="2"><text:soft-page-break/>Statistics</text:h>
      <table:table table:name="TABLE-10" table:style-name="TABLE-10">
        <table:table-column table:style-name="TABLE-10.A" table:number-columns-repeated="5"/>
        <table:table-column table:style-name="TABLE-10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Age/Retirement Benefit Awareness</text:p>
            </table:table-cell>
            <table:table-cell office:value-type="string">
              <text:p text:style-name="Table_20_Heading">Survival Benefit Awareness</text:p>
            </table:table-cell>
            <table:table-cell office:value-type="string">
              <text:p text:style-name="Table_20_Heading">Invalidity Benefit Awareness</text:p>
            </table:table-cell>
            <table:table-cell office:value-type="string">
              <text:p text:style-name="Table_20_Heading">Funeral Grant Awareness</text:p>
            </table:table-cell>
          </table:table-row>
        </table:table-header-rows>
        <table:table-row>
          <table:table-cell table:number-rows-spanned="2" office:value-type="string">
            <text:p text:style-name="Table_20_Heading">N</text:p>
          </table:table-cell>
          <table:table-cell office:value-type="string">
            <text:p text:style-name="Table_20_Heading">Valid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10</text:p>
          </table:table-cell>
          <table:table-cell office:value-type="string">
            <text:p text:style-name="Table_20_Contents">10</text:p>
          </table:table-cell>
        </table:table-row>
        <table:table-row>
          <table:covered-table-cell/>
          <table:table-cell office:value-type="string">
            <text:p text:style-name="Table_20_Heading">Missing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</text:p>
          </table:table-cell>
          <table:table-cell office:value-type="string">
            <text:p text:style-name="Table_20_Contents">0</text:p>
          </table:table-cell>
        </table:table-row>
        <table:table-row>
          <table:table-cell table:number-columns-spanned="2" office:value-type="string">
            <text:p text:style-name="Table_20_Heading">Mean</text:p>
          </table:table-cell>
          <table:covered-table-cell/>
          <table:table-cell office:value-type="string">
            <text:p text:style-name="Table_20_Contents">.50</text:p>
          </table:table-cell>
          <table:table-cell office:value-type="string">
            <text:p text:style-name="Table_20_Contents">.40</text:p>
          </table:table-cell>
          <table:table-cell office:value-type="string">
            <text:p text:style-name="Table_20_Contents">.40</text:p>
          </table:table-cell>
          <table:table-cell office:value-type="string">
            <text:p text:style-name="Table_20_Contents">.50</text:p>
          </table:table-cell>
        </table:table-row>
        <table:table-row>
          <table:table-cell table:number-columns-spanned="2" office:value-type="string">
            <text:p text:style-name="Table_20_Heading">Std Dev</text:p>
          </table:table-cell>
          <table:covered-table-cell/>
          <table:table-cell office:value-type="string">
            <text:p text:style-name="Table_20_Contents">.53</text:p>
          </table:table-cell>
          <table:table-cell office:value-type="string">
            <text:p text:style-name="Table_20_Contents">.52</text:p>
          </table:table-cell>
          <table:table-cell office:value-type="string">
            <text:p text:style-name="Table_20_Contents">.52</text:p>
          </table:table-cell>
          <table:table-cell office:value-type="string">
            <text:p text:style-name="Table_20_Contents">.53</text:p>
          </table:table-cell>
        </table:table-row>
        <table:table-row>
          <table:table-cell table:number-columns-spanned="2" office:value-type="string">
            <text:p text:style-name="Table_20_Heading">Minimum</text:p>
          </table:table-cell>
          <table:covered-table-cell/>
          <table:table-cell office:value-type="string">
            <text:p text:style-name="Table_20_Contents">Yes</text:p>
          </table:table-cell>
          <table:table-cell office:value-type="string">
            <text:p text:style-name="Table_20_Contents">Yes</text:p>
          </table:table-cell>
          <table:table-cell office:value-type="string">
            <text:p text:style-name="Table_20_Contents">Yes</text:p>
          </table:table-cell>
          <table:table-cell office:value-type="string">
            <text:p text:style-name="Table_20_Contents">Yes</text:p>
          </table:table-cell>
        </table:table-row>
        <table:table-row>
          <table:table-cell table:number-columns-spanned="2" office:value-type="string">
            <text:p text:style-name="Table_20_Heading">Maximum</text:p>
          </table:table-cell>
          <table:covered-table-cell/>
          <table:table-cell office:value-type="string">
            <text:p text:style-name="Table_20_Contents">No</text:p>
          </table:table-cell>
          <table:table-cell office:value-type="string">
            <text:p text:style-name="Table_20_Contents">No</text:p>
          </table:table-cell>
          <table:table-cell office:value-type="string">
            <text:p text:style-name="Table_20_Contents">No</text:p>
          </table:table-cell>
          <table:table-cell office:value-type="string">
            <text:p text:style-name="Table_20_Contents">No</text:p>
          </table:table-cell>
        </table:table-row>
      </table:table>
      <text:h text:style-name="Heading_20_2" text:outline-level="2">Age/Retirement Benefit Awareness</text:h>
      <table:table table:name="TABLE-11" table:style-name="TABLE-11">
        <table:table-column table:style-name="TABLE-11.A" table:number-columns-repeated="5"/>
        <table:table-column table:style-name="TABLE-11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2" office:value-type="string">
            <text:p text:style-name="Table_20_Heading">Valid</text:p>
          </table:table-cell>
          <table:table-cell office:value-type="string">
            <text:p text:style-name="Table_20_Heading">Yes</text:p>
          </table:table-cell>
          <table:table-cell office:value-type="string">
            <text:p text:style-name="Table_20_Contents">5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</table:table-row>
        <table:table-row>
          <table:covered-table-cell/>
          <table:table-cell office:value-type="string">
            <text:p text:style-name="Table_20_Heading">No</text:p>
          </table:table-cell>
          <table:table-cell office:value-type="string">
            <text:p text:style-name="Table_20_Contents">5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Survival Benefit Awareness</text:h>
      <table:table table:name="TABLE-12" table:style-name="TABLE-12">
        <table:table-column table:style-name="TABLE-12.A" table:number-columns-repeated="5"/>
        <table:table-column table:style-name="TABLE-12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2" office:value-type="string">
            <text:p text:style-name="Table_20_Heading">Valid</text:p>
          </table:table-cell>
          <table:table-cell office:value-type="string">
            <text:p text:style-name="Table_20_Heading">Yes</text:p>
          </table:table-cell>
          <table:table-cell office:value-type="string">
            <text:p text:style-name="Table_20_Contents">6</text:p>
          </table:table-cell>
          <table:table-cell office:value-type="string">
            <text:p text:style-name="Table_20_Contents">60.0%</text:p>
          </table:table-cell>
          <table:table-cell office:value-type="string">
            <text:p text:style-name="Table_20_Contents">6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No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Invalidity Benefit Awareness</text:h>
      <table:table table:name="TABLE-13" table:style-name="TABLE-13">
        <table:table-column table:style-name="TABLE-13.A" table:number-columns-repeated="5"/>
        <table:table-column table:style-name="TABLE-13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2" office:value-type="string">
            <text:p text:style-name="Table_20_Heading">Valid</text:p>
          </table:table-cell>
          <table:table-cell office:value-type="string">
            <text:p text:style-name="Table_20_Heading">Yes</text:p>
          </table:table-cell>
          <table:table-cell office:value-type="string">
            <text:p text:style-name="Table_20_Contents">6</text:p>
          </table:table-cell>
          <table:table-cell office:value-type="string">
            <text:p text:style-name="Table_20_Contents">60.0%</text:p>
          </table:table-cell>
          <table:table-cell office:value-type="string">
            <text:p text:style-name="Table_20_Contents">6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No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Funeral Grant Awareness</text:h>
      <table:table table:name="TABLE-14" table:style-name="TABLE-14">
        <table:table-column table:style-name="TABLE-14.A" table:number-columns-repeated="5"/>
        <table:table-column table:style-name="TABLE-14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2" office:value-type="string">
            <text:p text:style-name="Table_20_Heading">Valid</text:p>
          </table:table-cell>
          <table:table-cell office:value-type="string">
            <text:p text:style-name="Table_20_Heading">Yes</text:p>
          </table:table-cell>
          <table:table-cell office:value-type="string">
            <text:p text:style-name="Table_20_Contents">5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</table:table-row>
        <table:table-row>
          <table:covered-table-cell/>
          <table:table-cell office:value-type="string">
            <text:p text:style-name="Table_20_Heading">No</text:p>
          </table:table-cell>
          <table:table-cell office:value-type="string">
            <text:p text:style-name="Table_20_Contents">5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5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>DESCRIPTIVES /VARIABLES=.</text:p>
      <text:p text:style-name="Standard"/>
      <text:p text:style-name="Standard">FREQUENCIES /VARIABLES= Distribution_Satisfaction Registration_Satisfaction Mode_of_Contribution Affordability </text:p>
      <text:h text:style-name="Heading_20_2" text:outline-level="2">Distribution of offices satisfaction level</text:h>
      <table:table table:name="TABLE-15" table:style-name="TABLE-15">
        <table:table-column table:style-name="TABLE-15.A" table:number-columns-repeated="5"/>
        <table:table-column table:style-name="TABLE-15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6" office:value-type="string">
            <text:p text:style-name="Table_20_Heading">Valid</text:p>
          </table:table-cell>
          <table:table-cell office:value-type="string">
            <text:p text:style-name="Table_20_Heading">Dissatisfied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</table:table-row>
        <table:table-row>
          <table:covered-table-cell/>
          <table:table-cell office:value-type="string">
            <text:p text:style-name="Table_20_Heading">Neutral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40.0%</text:p>
          </table:table-cell>
        </table:table-row>
        <table:table-row>
          <table:covered-table-cell/>
          <table:table-cell office:value-type="string">
            <text:p text:style-name="Table_20_Heading">Not Applicable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50.0%</text:p>
          </table:table-cell>
        </table:table-row>
        <table:table-row>
          <table:covered-table-cell/>
          <table:table-cell office:value-type="string">
            <text:p text:style-name="Table_20_Heading">Satisfied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Very Dissatisfied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80.0%</text:p>
          </table:table-cell>
        </table:table-row>
        <table:table-row>
          <table:covered-table-cell/>
          <table:table-cell office:value-type="string">
            <text:p text:style-name="Table_20_Heading">Very Satisfied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Registration process satisfaction level</text:h>
      <table:table table:name="TABLE-16" table:style-name="TABLE-16">
        <table:table-column table:style-name="TABLE-16.A" table:number-columns-repeated="5"/>
        <table:table-column table:style-name="TABLE-16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6" office:value-type="string">
            <text:p text:style-name="Table_20_Heading">Valid</text:p>
          </table:table-cell>
          <table:table-cell office:value-type="string">
            <text:p text:style-name="Table_20_Heading">Dissatified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</table:table-row>
        <table:table-row>
          <table:covered-table-cell/>
          <table:table-cell office:value-type="string">
            <text:p text:style-name="Table_20_Heading">Dissatisfied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20.0%</text:p>
          </table:table-cell>
        </table:table-row>
        <table:table-row>
          <table:covered-table-cell/>
          <table:table-cell office:value-type="string">
            <text:p text:style-name="Table_20_Heading">Neutral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40.0%</text:p>
          </table:table-cell>
        </table:table-row>
        <table:table-row>
          <table:covered-table-cell/>
          <table:table-cell office:value-type="string">
            <text:p text:style-name="Table_20_Heading">Not Applicable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50.0%</text:p>
          </table:table-cell>
        </table:table-row>
        <table:table-row>
          <table:covered-table-cell/>
          <table:table-cell office:value-type="string">
            <text:p text:style-name="Table_20_Heading">Satisfied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90.0%</text:p>
          </table:table-cell>
        </table:table-row>
        <table:table-row>
          <table:covered-table-cell/>
          <table:table-cell office:value-type="string">
            <text:p text:style-name="Table_20_Heading">Very Satisfied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MOde of contribution satisfaction level</text:h>
      <table:table table:name="TABLE-17" table:style-name="TABLE-17">
        <table:table-column table:style-name="TABLE-17.A" table:number-columns-repeated="5"/>
        <table:table-column table:style-name="TABLE-17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6" office:value-type="string">
            <text:p text:style-name="Table_20_Heading">Valid</text:p>
          </table:table-cell>
          <table:table-cell office:value-type="string">
            <text:p text:style-name="Table_20_Heading">Dissatisfied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</table:table-row>
        <table:table-row>
          <table:covered-table-cell/>
          <table:table-cell office:value-type="string">
            <text:p text:style-name="Table_20_Heading">Neutral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20.0%</text:p>
          </table:table-cell>
        </table:table-row>
        <table:table-row>
          <table:covered-table-cell/>
          <table:table-cell office:value-type="string">
            <text:p text:style-name="Table_20_Heading">Not Applicable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50.0%</text:p>
          </table:table-cell>
        </table:table-row>
        <table:table-row>
          <table:covered-table-cell/>
          <table:table-cell office:value-type="string">
            <text:p text:style-name="Table_20_Heading">Satisfied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Very Dissatisfied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80.0%</text:p>
          </table:table-cell>
        </table:table-row>
        <table:table-row>
          <table:covered-table-cell/>
          <table:table-cell office:value-type="string">
            <text:p text:style-name="Table_20_Heading">Very Satisfied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Affordability satisfaction level</text:h>
      <table:table table:name="TABLE-18" table:style-name="TABLE-18">
        <table:table-column table:style-name="TABLE-18.A" table:number-columns-repeated="5"/>
        <table:table-column table:style-name="TABLE-18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6" office:value-type="string">
            <text:p text:style-name="Table_20_Heading">Valid</text:p>
          </table:table-cell>
          <table:table-cell office:value-type="string">
            <text:p text:style-name="Table_20_Heading">Dissatisfied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</table:table-row>
        <table:table-row>
          <table:covered-table-cell/>
          <table:table-cell office:value-type="string">
            <text:p text:style-name="Table_20_Heading">Neutral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20.0%</text:p>
          </table:table-cell>
        </table:table-row>
        <table:table-row>
          <table:covered-table-cell/>
          <table:table-cell office:value-type="string">
            <text:p text:style-name="Table_20_Heading">Not Applicable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40.0%</text:p>
          </table:table-cell>
        </table:table-row>
        <table:table-row>
          <table:covered-table-cell/>
          <table:table-cell office:value-type="string">
            <text:p text:style-name="Table_20_Heading">Satisfied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Very Dissatisfied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Very Satisfied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RECODE Affordability ("Very Satisfied" = "0") ("Satisfied" = "1") ("Dissatisfied" = "2") ("Very Dissatisfied" = "3") ("Neutral" = "4") ("Not Applicable" = "5") .</text:p>
      <text:p text:style-name="Standard">EXECUTE.</text:p>
      <text:p text:style-name="Standard">RECODE Does_not_tolerate_corrupt_activieties ("Not Applicable" = "5") ("Strongly Agree" = "0") ("Agree" = "1") ("Disagree" = "2") ("Strongly Disagree" = "3") ("Neither agree nor disagree" = "4") .</text:p>
      <text:p text:style-name="Standard"><text:soft-page-break/></text:p>
      <text:p text:style-name="Standard">FREQUENCIES /VARIABLES= Distribution_Satisfaction Registration_Satisfaction Mode_of_Contribution Affordability </text:p>
      <text:h text:style-name="Heading_20_2" text:outline-level="2">Distribution of offices satisfaction level</text:h>
      <table:table table:name="TABLE-19" table:style-name="TABLE-19">
        <table:table-column table:style-name="TABLE-19.A" table:number-columns-repeated="5"/>
        <table:table-column table:style-name="TABLE-19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6" office:value-type="string">
            <text:p text:style-name="Table_20_Heading">Valid</text:p>
          </table:table-cell>
          <table:table-cell office:value-type="string">
            <text:p text:style-name="Table_20_Heading">0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</table:table-row>
        <table:table-row>
          <table:covered-table-cell/>
          <table:table-cell office:value-type="string">
            <text:p text:style-name="Table_20_Heading">1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40.0%</text:p>
          </table:table-cell>
        </table:table-row>
        <table:table-row>
          <table:covered-table-cell/>
          <table:table-cell office:value-type="string">
            <text:p text:style-name="Table_20_Heading">2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4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90.0%</text:p>
          </table:table-cell>
        </table:table-row>
        <table:table-row>
          <table:covered-table-cell/>
          <table:table-cell office:value-type="string">
            <text:p text:style-name="Table_20_Heading">5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Registration process satisfaction level</text:h>
      <table:table table:name="TABLE-20" table:style-name="TABLE-20">
        <table:table-column table:style-name="TABLE-20.A" table:number-columns-repeated="5"/>
        <table:table-column table:style-name="TABLE-20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5" office:value-type="string">
            <text:p text:style-name="Table_20_Heading">Valid</text:p>
          </table:table-cell>
          <table:table-cell office:value-type="string">
            <text:p text:style-name="Table_20_Heading">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</table:table-row>
        <table:table-row>
          <table:covered-table-cell/>
          <table:table-cell office:value-type="string">
            <text:p text:style-name="Table_20_Heading">1</text:p>
          </table:table-cell>
          <table:table-cell office:value-type="string">
            <text:p text:style-name="Table_20_Contents">4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40.0%</text:p>
          </table:table-cell>
          <table:table-cell office:value-type="string">
            <text:p text:style-name="Table_20_Contents">50.0%</text:p>
          </table:table-cell>
        </table:table-row>
        <table:table-row>
          <table:covered-table-cell/>
          <table:table-cell office:value-type="string">
            <text:p text:style-name="Table_20_Heading">2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4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90.0%</text:p>
          </table:table-cell>
        </table:table-row>
        <table:table-row>
          <table:covered-table-cell/>
          <table:table-cell office:value-type="string">
            <text:p text:style-name="Table_20_Heading">5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M<text:span text:style-name="T1">o</text:span>de of contribution satisfaction level</text:h>
      <table:table table:name="TABLE-21" table:style-name="TABLE-21">
        <table:table-column table:style-name="TABLE-21.A" table:number-columns-repeated="5"/>
        <table:table-column table:style-name="TABLE-21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6" office:value-type="string">
            <text:p text:style-name="Table_20_Heading">Valid</text:p>
          </table:table-cell>
          <table:table-cell office:value-type="string">
            <text:p text:style-name="Table_20_Heading">0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</table:table-row>
        <table:table-row>
          <table:covered-table-cell/>
          <table:table-cell office:value-type="string">
            <text:p text:style-name="Table_20_Heading">1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40.0%</text:p>
          </table:table-cell>
        </table:table-row>
        <table:table-row>
          <table:covered-table-cell/>
          <table:table-cell office:value-type="string">
            <text:p text:style-name="Table_20_Heading">2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50.0%</text:p>
          </table:table-cell>
        </table:table-row>
        <table:table-row>
          <table:covered-table-cell/>
          <table:table-cell office:value-type="string">
            <text:p text:style-name="Table_20_Heading">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5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Affordability satisfaction level</text:h>
      <table:table table:name="TABLE-22" table:style-name="TABLE-22">
        <table:table-column table:style-name="TABLE-22.A" table:number-columns-repeated="5"/>
        <table:table-column table:style-name="TABLE-22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6" office:value-type="string">
            <text:p text:style-name="Table_20_Heading">Valid</text:p>
          </table:table-cell>
          <table:table-cell office:value-type="string">
            <text:p text:style-name="Table_20_Heading">0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</table:table-row>
        <table:table-row>
          <table:covered-table-cell/>
          <table:table-cell office:value-type="string">
            <text:p text:style-name="Table_20_Heading">1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50.0%</text:p>
          </table:table-cell>
        </table:table-row>
        <table:table-row>
          <table:covered-table-cell/>
          <table:table-cell office:value-type="string">
            <text:p text:style-name="Table_20_Heading">2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80.0%</text:p>
          </table:table-cell>
        </table:table-row>
        <table:table-row>
          <table:covered-table-cell/>
          <table:table-cell office:value-type="string">
            <text:p text:style-name="Table_20_Heading">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>FREQUENCIES /VARIABLES= Does_not_tolerate_corrupt_activieties Better_ways_of_service Responsible Team_Work </text:p>
      <text:h text:style-name="Heading_20_2" text:outline-level="2"><text:soft-page-break/>Level of agreement of no tolerance</text:h>
      <table:table table:name="TABLE-23" table:style-name="TABLE-23">
        <table:table-column table:style-name="TABLE-23.A" table:number-columns-repeated="5"/>
        <table:table-column table:style-name="TABLE-23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6" office:value-type="string">
            <text:p text:style-name="Table_20_Heading">Valid</text:p>
          </table:table-cell>
          <table:table-cell office:value-type="string">
            <text:p text:style-name="Table_20_Heading">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</table:table-row>
        <table:table-row>
          <table:covered-table-cell/>
          <table:table-cell office:value-type="string">
            <text:p text:style-name="Table_20_Heading">1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40.0%</text:p>
          </table:table-cell>
        </table:table-row>
        <table:table-row>
          <table:covered-table-cell/>
          <table:table-cell office:value-type="string">
            <text:p text:style-name="Table_20_Heading">2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80.0%</text:p>
          </table:table-cell>
        </table:table-row>
        <table:table-row>
          <table:covered-table-cell/>
          <table:table-cell office:value-type="string">
            <text:p text:style-name="Table_20_Heading">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90.0%</text:p>
          </table:table-cell>
        </table:table-row>
        <table:table-row>
          <table:covered-table-cell/>
          <table:table-cell office:value-type="string">
            <text:p text:style-name="Table_20_Heading">5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Level of agreement on better ways of service</text:h>
      <table:table table:name="TABLE-24" table:style-name="TABLE-24">
        <table:table-column table:style-name="TABLE-24.A" table:number-columns-repeated="5"/>
        <table:table-column table:style-name="TABLE-24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6" office:value-type="string">
            <text:p text:style-name="Table_20_Heading">Valid</text:p>
          </table:table-cell>
          <table:table-cell office:value-type="string">
            <text:p text:style-name="Table_20_Heading">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</table:table-row>
        <table:table-row>
          <table:covered-table-cell/>
          <table:table-cell office:value-type="string">
            <text:p text:style-name="Table_20_Heading">1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40.0%</text:p>
          </table:table-cell>
        </table:table-row>
        <table:table-row>
          <table:covered-table-cell/>
          <table:table-cell office:value-type="string">
            <text:p text:style-name="Table_20_Heading">2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3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80.0%</text:p>
          </table:table-cell>
        </table:table-row>
        <table:table-row>
          <table:covered-table-cell/>
          <table:table-cell office:value-type="string">
            <text:p text:style-name="Table_20_Heading">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90.0%</text:p>
          </table:table-cell>
        </table:table-row>
        <table:table-row>
          <table:covered-table-cell/>
          <table:table-cell office:value-type="string">
            <text:p text:style-name="Table_20_Heading">5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Level of agreement on being responsible</text:h>
      <table:table table:name="TABLE-25" table:style-name="TABLE-25">
        <table:table-column table:style-name="TABLE-25.A" table:number-columns-repeated="5"/>
        <table:table-column table:style-name="TABLE-25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6" office:value-type="string">
            <text:p text:style-name="Table_20_Heading">Valid</text:p>
          </table:table-cell>
          <table:table-cell office:value-type="string">
            <text:p text:style-name="Table_20_Heading">0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</table:table-row>
        <table:table-row>
          <table:covered-table-cell/>
          <table:table-cell office:value-type="string">
            <text:p text:style-name="Table_20_Heading">1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50.0%</text:p>
          </table:table-cell>
        </table:table-row>
        <table:table-row>
          <table:covered-table-cell/>
          <table:table-cell office:value-type="string">
            <text:p text:style-name="Table_20_Heading">2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80.0%</text:p>
          </table:table-cell>
        </table:table-row>
        <table:table-row>
          <table:covered-table-cell/>
          <table:table-cell office:value-type="string">
            <text:p text:style-name="Table_20_Heading">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90.0%</text:p>
          </table:table-cell>
        </table:table-row>
        <table:table-row>
          <table:covered-table-cell/>
          <table:table-cell office:value-type="string">
            <text:p text:style-name="Table_20_Heading">5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h text:style-name="Heading_20_2" text:outline-level="2">Level of agreement on team work</text:h>
      <table:table table:name="TABLE-26" table:style-name="TABLE-26">
        <table:table-column table:style-name="TABLE-26.A" table:number-columns-repeated="5"/>
        <table:table-column table:style-name="TABLE-26.F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table:number-rows-spanned="6" office:value-type="string">
            <text:p text:style-name="Table_20_Heading">Valid</text:p>
          </table:table-cell>
          <table:table-cell office:value-type="string">
            <text:p text:style-name="Table_20_Heading">0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</table:table-row>
        <table:table-row>
          <table:covered-table-cell/>
          <table:table-cell office:value-type="string">
            <text:p text:style-name="Table_20_Heading">1</text:p>
          </table:table-cell>
          <table:table-cell office:value-type="string">
            <text:p text:style-name="Table_20_Contents">3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30.0%</text:p>
          </table:table-cell>
          <table:table-cell office:value-type="string">
            <text:p text:style-name="Table_20_Contents">40.0%</text:p>
          </table:table-cell>
        </table:table-row>
        <table:table-row>
          <table:covered-table-cell/>
          <table:table-cell office:value-type="string">
            <text:p text:style-name="Table_20_Heading">2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60.0%</text:p>
          </table:table-cell>
        </table:table-row>
        <table:table-row>
          <table:covered-table-cell/>
          <table:table-cell office:value-type="string">
            <text:p text:style-name="Table_20_Heading">3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70.0%</text:p>
          </table:table-cell>
        </table:table-row>
        <table:table-row>
          <table:covered-table-cell/>
          <table:table-cell office:value-type="string">
            <text:p text:style-name="Table_20_Heading">4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10.0%</text:p>
          </table:table-cell>
          <table:table-cell office:value-type="string">
            <text:p text:style-name="Table_20_Contents">80.0%</text:p>
          </table:table-cell>
        </table:table-row>
        <table:table-row>
          <table:covered-table-cell/>
          <table:table-cell office:value-type="string">
            <text:p text:style-name="Table_20_Heading">5</text:p>
          </table:table-cell>
          <table:table-cell office:value-type="string">
            <text:p text:style-name="Table_20_Contents">2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20.0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table:number-columns-spanned="2" office:value-type="string">
            <text:p text:style-name="Table_20_Heading">Total</text:p>
          </table:table-cell>
          <table:covered-table-cell/>
          <table:table-cell office:value-type="string">
            <text:p text:style-name="Table_20_Contents">1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class="extra"/>
    <style:style style:name="Table_20_Heading" style:display-name="Table Heading" style:family="paragraph" style:class="extra"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2-10-21T16:05:52</meta:creation-date>
    <dc:date>2022-10-21T16:16:51.521047854</dc:date>
    <meta:initial-creator>Mutunga Kevin</meta:initial-creator>
    <meta:editing-duration>PT8M47S</meta:editing-duration>
    <meta:editing-cycles>1</meta:editing-cycles>
    <meta:document-statistic meta:table-count="27" meta:image-count="0" meta:object-count="0" meta:page-count="6" meta:paragraph-count="818" meta:word-count="1076" meta:character-count="6116" meta:non-whitespace-character-count="5852"/>
  </office:meta>
</office:document-meta>
</file>